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90a51" officeooo:paragraph-rsid="00190a51"/>
    </style:style>
    <style:style style:name="P2" style:family="paragraph" style:parent-style-name="Standard">
      <style:text-properties officeooo:rsid="001a3b89" officeooo:paragraph-rsid="001a3b89"/>
    </style:style>
    <style:style style:name="P3" style:family="paragraph" style:parent-style-name="Standard">
      <style:text-properties officeooo:rsid="001b2fca" officeooo:paragraph-rsid="001b2fca"/>
    </style:style>
    <style:style style:name="T1" style:family="text">
      <style:text-properties officeooo:rsid="001a3b89"/>
    </style:style>
    <style:style style:name="T2" style:family="text">
      <style:text-properties officeooo:rsid="001ac4e1"/>
    </style:style>
    <style:style style:name="T3" style:family="text">
      <style:text-properties officeooo:rsid="001c4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0:46 – En una platica con el maestro Agustín, quedaron determinados los siguientes pasos que siguen para el proyecto.</text:p>
      <text:p text:style-name="P1">Hemos quedado en cuanto los compañeros Rolón y Erick terminen sus pruebas procederemos a <text:s/>integrar los arduino-end-device con el arduino-ethernet como coordinador.</text:p>
      <text:p text:style-name="P1"/>
      <text:p text:style-name="P1">Cada end-device en cada iteración de lectura sobre todos los sensores envíe <text:span text:style-name="T1">al arduino ethernet</text:span>: identificador del sensor y su valor, su identificador como dispositivo.</text:p>
      <text:p text:style-name="P2">El arduino ethernet, al recepcionar a cada dispositivo genera una petición get/post hacia la plataforma en la rapberry incluyendo el identificador/token del proyecto al que se hace referencia.</text:p>
      <text:p text:style-name="P2">Se ha pensado que los datos enviados sean estructurados en un jso<text:span text:style-name="T2">n</text:span> que la plataforma deberá de procesar para poder insertar todos los datos en los campos correspondientes.</text:p>
      <text:p text:style-name="P2"/>
      <text:p text:style-name="P3">La estructura de la base de datos debería ser cambiada para poder tener los campos correctos como lo tenenos en la plataforma que hemos empezado a implementar, sin embargo, por el momento usaremos la estructura actual para ello debemos determinar qué campos de la tabla de datos corresponderían con qué sensores que estemos manejado, <text:span text:style-name="T3">para ello, debemos revisar y modificar la vista que procesa esas solicitudes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9:46:18.122296427</meta:creation-date>
    <dc:date>2018-01-22T10:16:56.900738978</dc:date>
    <meta:editing-duration>PT18M36S</meta:editing-duration>
    <meta:editing-cycles>4</meta:editing-cycles>
    <meta:generator>LibreOffice/5.3.7.2.0$Linux_X86_64 LibreOffice_project/30m0$Build-2</meta:generator>
    <meta:document-statistic meta:table-count="0" meta:image-count="0" meta:object-count="0" meta:page-count="1" meta:paragraph-count="6" meta:word-count="187" meta:character-count="1223" meta:non-whitespace-character-count="1040"/>
  </office:meta>
</office:document-meta>
</file>